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or on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dirt cost</text:p>
          </table:table-cell>
          <table:table-cell office:value-type="string" calcext:value-type="string">
            <text:p>seed cost</text:p>
          </table:table-cell>
          <table:table-cell office:value-type="string" calcext:value-type="string">
            <text:p>~time spent on</text:p>
          </table:table-cell>
          <table:table-cell table:number-columns-repeated="8"/>
          <table:table-cell office:value-type="string" calcext:value-type="string">
            <text:p>cheap cost</text:p>
          </table:table-cell>
          <table:table-cell office:value-type="string" calcext:value-type="string">
            <text:p>full cost</text:p>
          </table:table-cell>
          <table:table-cell office:value-type="string" calcext:value-type="string">
            <text:p>net if gems now</text:p>
          </table:table-cell>
          <table:table-cell office:value-type="string" calcext:value-type="string">
            <text:p># crystals</text:p>
          </table:table-cell>
          <table:table-cell office:value-type="string" calcext:value-type="string">
            <text:p>cry:grass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bo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]*[.B$2]" office:value-type="float" office:value="1" calcext:value-type="float">
            <text:p>1</text:p>
          </table:table-cell>
          <table:table-cell table:style-name="ce4"/>
          <table:table-cell table:style-name="ce4" table:formula="of:=[.E2]*[.H4]+[.E3]*[.H15]" office:value-type="float" office:value="1568" calcext:value-type="float">
            <text:p>1568</text:p>
          </table:table-cell>
          <table:table-cell table:formula="of:=[.E2]*[.I4]+[.E3]*[.I15]" office:value-type="float" office:value="1059" calcext:value-type="float">
            <text:p>1059</text:p>
          </table:table-cell>
          <table:table-cell table:formula="of:=SUM([.H2:.I2])*[.B2]" office:value-type="float" office:value="2627" calcext:value-type="float">
            <text:p>2627</text:p>
          </table:table-cell>
          <table:table-cell table:number-columns-repeated="7"/>
          <table:table-cell office:value-type="string" calcext:value-type="string">
            <text:p>gg</text:p>
          </table:table-cell>
          <table:table-cell office:value-type="string" calcext:value-type="string">
            <text:p>3 float + g</text:p>
          </table:table-cell>
          <table:table-cell office:value-type="string" calcext:value-type="string">
            <text:p>4 float</text:p>
          </table:table-cell>
          <table:table-cell table:formula="of:=4*3*3*3*3*3*3*3*3" office:value-type="float" office:value="26244" calcext:value-type="float">
            <text:p>26244</text:p>
          </table:table-cell>
          <table:table-cell office:value-type="float" office:value="0" calcext:value-type="float">
            <text:p>0</text:p>
          </table:table-cell>
          <table:table-cell table:formula="of:=[.V2]/[.U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  <table:table-cell table:style-name="ce4" table:formula="of:=[.E3]*[.B$2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"/>
          <table:table-cell office:value-type="string" calcext:value-type="string">
            <text:p>float</text:p>
          </table:table-cell>
          <table:table-cell office:value-type="string" calcext:value-type="string">
            <text:p>2 cast + g</text:p>
          </table:table-cell>
          <table:table-cell office:value-type="string" calcext:value-type="string">
            <text:p>3 cast</text:p>
          </table:table-cell>
          <table:table-cell table:formula="of:=[.U2]/4*3" office:value-type="float" office:value="19683" calcext:value-type="float">
            <text:p>19683</text:p>
          </table:table-cell>
          <table:table-cell office:value-type="float" office:value="1" calcext:value-type="float">
            <text:p>1</text:p>
          </table:table-cell>
          <table:table-cell table:formula="of:=[.V3]/[.U3]" office:value-type="float" office:value="0.0000508052634252909" calcext:value-type="float">
            <text:p>5.08052634252909E-005</text:p>
          </table:table-cell>
          <table:table-cell/>
        </table:table-row>
        <table:table-row table:style-name="ro1">
          <table:table-cell table:style-name="ce1" office:value-type="string" calcext:value-type="string">
            <text:p>mbox</text:p>
          </table:table-cell>
          <table:table-cell table:formula="of:=[.F2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6" calcext:value-type="float">
            <text:p>6</text:p>
          </table:table-cell>
          <table:table-cell table:formula="of:=[.E4]*[.B$4]" office:value-type="float" office:value="6" calcext:value-type="float">
            <text:p>6</text:p>
          </table:table-cell>
          <table:table-cell/>
          <table:table-cell table:formula="of:=[.E4]*[.H24]+[.E5]*[.H8]+[.E6]*[.H11]+[.E7]*[.H13]" office:value-type="float" office:value="1472" calcext:value-type="float">
            <text:p>1472</text:p>
          </table:table-cell>
          <table:table-cell table:formula="of:=[.E4]*[.I24]+[.E5]*[.I8]+[.E6]*[.I11]+[.E7]*[.I13]" office:value-type="float" office:value="1053" calcext:value-type="float">
            <text:p>1053</text:p>
          </table:table-cell>
          <table:table-cell table:formula="of:=SUM([.H4:.I4])*[.B4]" office:value-type="float" office:value="2525" calcext:value-type="float">
            <text:p>25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2 mans + g</text:p>
          </table:table-cell>
          <table:table-cell office:value-type="string" calcext:value-type="string">
            <text:p>3 mans</text:p>
          </table:table-cell>
          <table:table-cell table:formula="of:=[.U3]/3*2" office:value-type="float" office:value="13122" calcext:value-type="float">
            <text:p>13122</text:p>
          </table:table-cell>
          <table:table-cell table:formula="of:=3*(2^[.Q4])+[.V3]" office:value-type="float" office:value="4" calcext:value-type="float">
            <text:p>4</text:p>
          </table:table-cell>
          <table:table-cell table:formula="of:=[.V4]/[.U4]" office:value-type="float" office:value="0.000304831580551745" calcext:value-type="float">
            <text:p>0.000304831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formula="of:=[.E5]*[.B$4]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mans</text:p>
          </table:table-cell>
          <table:table-cell office:value-type="string" calcext:value-type="string">
            <text:p>2 house + g</text:p>
          </table:table-cell>
          <table:table-cell office:value-type="string" calcext:value-type="string">
            <text:p>3 house</text:p>
          </table:table-cell>
          <table:table-cell table:formula="of:=[.U4]/3*2" office:value-type="float" office:value="8748" calcext:value-type="float">
            <text:p>8748</text:p>
          </table:table-cell>
          <table:table-cell table:formula="of:=3*(2^[.Q6])+[.V4]" office:value-type="float" office:value="16" calcext:value-type="float">
            <text:p>16</text:p>
          </table:table-cell>
          <table:table-cell table:formula="of:=[.V5]/[.U5]" office:value-type="float" office:value="0.00182898948331047" calcext:value-type="float">
            <text:p>0.001828989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rum</text:p>
          </table:table-cell>
          <table:table-cell office:value-type="float" office:value="1" calcext:value-type="float">
            <text:p>1</text:p>
          </table:table-cell>
          <table:table-cell table:formula="of:=[.E6]*[.B$4]"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2 red + g</text:p>
          </table:table-cell>
          <table:table-cell office:value-type="string" calcext:value-type="string">
            <text:p>3 red</text:p>
          </table:table-cell>
          <table:table-cell table:formula="of:=[.U5]/3*2" office:value-type="float" office:value="5832" calcext:value-type="float">
            <text:p>5832</text:p>
          </table:table-cell>
          <table:table-cell table:formula="of:=3*(2^[.Q7])+[.V5]" office:value-type="float" office:value="40" calcext:value-type="float">
            <text:p>40</text:p>
          </table:table-cell>
          <table:table-cell table:formula="of:=[.V6]/[.U6]" office:value-type="float" office:value="0.00685871056241427" calcext:value-type="float">
            <text:p>0.006858710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omb</text:p>
          </table:table-cell>
          <table:table-cell office:value-type="float" office:value="1" calcext:value-type="float">
            <text:p>1</text:p>
          </table:table-cell>
          <table:table-cell table:formula="of:=[.E7]*[.B$4]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 hut + g</text:p>
          </table:table-cell>
          <table:table-cell office:value-type="string" calcext:value-type="string">
            <text:p>3 hut</text:p>
          </table:table-cell>
          <table:table-cell table:formula="of:=[.U6]/3*2" office:value-type="float" office:value="3888" calcext:value-type="float">
            <text:p>3888</text:p>
          </table:table-cell>
          <table:table-cell table:formula="of:=3*(2^[.Q8])+[.V6]" office:value-type="float" office:value="88" calcext:value-type="float">
            <text:p>88</text:p>
          </table:table-cell>
          <table:table-cell table:formula="of:=[.V7]/[.U7]" office:value-type="float" office:value="0.0226337448559671" calcext:value-type="float">
            <text:p>0.022633744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formula="of:=[.F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float" office:value="4" calcext:value-type="float">
            <text:p>4</text:p>
          </table:table-cell>
          <table:table-cell table:formula="of:=[.E8]*[.B$8]" office:value-type="float" office:value="4" calcext:value-type="float">
            <text:p>4</text:p>
          </table:table-cell>
          <table:table-cell/>
          <table:table-cell table:formula="of:=[.E8]*[.H19]+[.E9]*[.H24]+[.E10]*[.H17]" office:value-type="float" office:value="416" calcext:value-type="float">
            <text:p>416</text:p>
          </table:table-cell>
          <table:table-cell table:formula="of:=[.E8]*[.I19]+[.E9]*[.I24]+[.E10]*[.I17]" office:value-type="float" office:value="324" calcext:value-type="float">
            <text:p>324</text:p>
          </table:table-cell>
          <table:table-cell table:formula="of:=SUM([.H8:.I8])*[.B8]" office:value-type="float" office:value="740" calcext:value-type="float">
            <text:p>74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2 tree + g</text:p>
          </table:table-cell>
          <table:table-cell office:value-type="string" calcext:value-type="string">
            <text:p>3 tree</text:p>
          </table:table-cell>
          <table:table-cell table:formula="of:=[.U7]/3*2" office:value-type="float" office:value="2592" calcext:value-type="float">
            <text:p>2592</text:p>
          </table:table-cell>
          <table:table-cell table:formula="of:=3*(2^[.Q8])+[.V7]" office:value-type="float" office:value="136" calcext:value-type="float">
            <text:p>136</text:p>
          </table:table-cell>
          <table:table-cell table:formula="of:=[.V8]/[.U8]" office:value-type="float" office:value="0.0524691358024691" calcext:value-type="float">
            <text:p>0.052469135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anel</text:p>
          </table:table-cell>
          <table:table-cell office:value-type="float" office:value="4" calcext:value-type="float">
            <text:p>4</text:p>
          </table:table-cell>
          <table:table-cell table:formula="of:=[.E9]*[.B$8]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 bush + g</text:p>
          </table:table-cell>
          <table:table-cell office:value-type="string" calcext:value-type="string">
            <text:p>3 bush</text:p>
          </table:table-cell>
          <table:table-cell table:formula="of:=[.U8]/3*2" office:value-type="float" office:value="1728" calcext:value-type="float">
            <text:p>1728</text:p>
          </table:table-cell>
          <table:table-cell table:formula="of:=3*(2^[.Q9])+[.V8]" office:value-type="float" office:value="232" calcext:value-type="float">
            <text:p>232</text:p>
          </table:table-cell>
          <table:table-cell table:formula="of:=[.V9]/[.U9]" office:value-type="float" office:value="0.134259259259259" calcext:value-type="float">
            <text:p>0.134259259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table:formula="of:=[.E10]*[.B$8]" office:value-type="float" office:value="1" calcext:value-type="float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2 grass + g</text:p>
          </table:table-cell>
          <table:table-cell office:value-type="string" calcext:value-type="string">
            <text:p>3 grass</text:p>
          </table:table-cell>
          <table:table-cell table:formula="of:=[.U9]/3*2" office:value-type="float" office:value="1152" calcext:value-type="float">
            <text:p>1152</text:p>
          </table:table-cell>
          <table:table-cell table:formula="of:=3*(2^[.Q10])+[.V9]" office:value-type="float" office:value="424" calcext:value-type="float">
            <text:p>424</text:p>
          </table:table-cell>
          <table:table-cell table:formula="of:=[.V10]/[.U10]" office:value-type="float" office:value="0.368055555555556" calcext:value-type="float">
            <text:p>0.3680555556</text:p>
          </table:table-cell>
          <table:table-cell/>
        </table:table-row>
        <table:table-row table:style-name="ro1">
          <table:table-cell table:style-name="ce1" office:value-type="string" calcext:value-type="string">
            <text:p>drum</text:p>
          </table:table-cell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float" office:value="3" calcext:value-type="float">
            <text:p>3</text:p>
          </table:table-cell>
          <table:table-cell table:formula="of:=[.E11]*[.B11]" office:value-type="float" office:value="3" calcext:value-type="float">
            <text:p>3</text:p>
          </table:table-cell>
          <table:table-cell/>
          <table:table-cell table:formula="of:=[.E11]*[.H21]+[.E12]*[.H22]" office:value-type="float" office:value="624" calcext:value-type="float">
            <text:p>624</text:p>
          </table:table-cell>
          <table:table-cell table:formula="of:=[.E11]*[.I21]+[.E12]*[.I22]" office:value-type="float" office:value="0" calcext:value-type="float">
            <text:p>0</text:p>
          </table:table-cell>
          <table:table-cell table:formula="of:=SUM([.H11:.I11])*[.B11]" office:value-type="float" office:value="624" calcext:value-type="float">
            <text:p>62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/>
          <table:table-cell table:formula="of:=[.U10]/3*2" office:value-type="float" office:value="768" calcext:value-type="float">
            <text:p>768</text:p>
          </table:table-cell>
          <table:table-cell table:formula="of:=3*(2^[.Q11])+[.V10]" office:value-type="float" office:value="808" calcext:value-type="float">
            <text:p>808</text:p>
          </table:table-cell>
          <table:table-cell table:formula="of:=[.V11]/[.U11]" office:value-type="float" office:value="1.05208333333333" calcext:value-type="float">
            <text:p>1.05208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in</text:p>
          </table:table-cell>
          <table:table-cell office:value-type="float" office:value="4" calcext:value-type="float">
            <text:p>4</text:p>
          </table:table-cell>
          <table:table-cell table:formula="of:=[.E12]*[.B11]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comb</text:p>
          </table:table-cell>
          <table:table-cell table:formula="of:=[.F7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13]*[.B13]" office:value-type="float" office:value="3" calcext:value-type="float">
            <text:p>3</text:p>
          </table:table-cell>
          <table:table-cell table:style-name="ce4"/>
          <table:table-cell table:style-name="ce4" table:formula="of:=[.E13]*[.H24]+[.E14]*[.H21]" office:value-type="float" office:value="432" calcext:value-type="float">
            <text:p>432</text:p>
          </table:table-cell>
          <table:table-cell table:formula="of:=[.E13]*[.I24]+[.E14]*[.I21]" office:value-type="float" office:value="243" calcext:value-type="float">
            <text:p>243</text:p>
          </table:table-cell>
          <table:table-cell table:formula="of:=SUM([.H13:.I13])*[.B13]" office:value-type="float" office:value="675" calcext:value-type="float">
            <text:p>6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table:style-name="ce4" table:formula="of:=[.E14]*[.B13]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3600 grass per g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formula="of:=[.F3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E15]*[.B15]" office:value-type="float" office:value="2" calcext:value-type="float">
            <text:p>2</text:p>
          </table:table-cell>
          <table:table-cell table:style-name="ce4"/>
          <table:table-cell table:style-name="ce4" table:formula="of:=[.E15]*[.H22]+[.E16]*[.H27]" office:value-type="float" office:value="96" calcext:value-type="float">
            <text:p>96</text:p>
          </table:table-cell>
          <table:table-cell table:formula="of:=[.E15]*[.I22]+[.E16]*[.I27]" office:value-type="float" office:value="6" calcext:value-type="float">
            <text:p>6</text:p>
          </table:table-cell>
          <table:table-cell table:formula="of:=SUM([.H15:.I15])*[.B15]"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~ 2 grass per mov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tick</text:p>
          </table:table-cell>
          <table:table-cell office:value-type="float" office:value="2" calcext:value-type="float">
            <text:p>2</text:p>
          </table:table-cell>
          <table:table-cell table:style-name="ce4" table:formula="of:=[.E16]*[.B15]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1800 mo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ring</text:p>
          </table:table-cell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E17]*[.B17]" office:value-type="float" office:value="6" calcext:value-type="float">
            <text:p>6</text:p>
          </table:table-cell>
          <table:table-cell table:style-name="ce4"/>
          <table:table-cell table:style-name="ce4" table:formula="of:=[.E17]*[.H28]+[.E18]*[.H19]" office:value-type="float" office:value="160" calcext:value-type="float">
            <text:p>160</text:p>
          </table:table-cell>
          <table:table-cell table:formula="of:=[.E17]*[.I28]+[.E18]*[.I19]" office:value-type="float" office:value="0" calcext:value-type="float">
            <text:p>0</text:p>
          </table:table-cell>
          <table:table-cell table:formula="of:=SUM([.H17:.I17])*[.B17]"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gea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18]*[.B17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gear</text:p>
          </table:table-cell>
          <table:table-cell table:formula="of:=[.F8]+[.F18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19]*[.B19]" office:value-type="float" office:value="20" calcext:value-type="float">
            <text:p>20</text:p>
          </table:table-cell>
          <table:table-cell table:style-name="ce4"/>
          <table:table-cell table:style-name="ce4" table:formula="of:=[.E19]*[.H28]" office:value-type="float" office:value="64" calcext:value-type="float">
            <text:p>64</text:p>
          </table:table-cell>
          <table:table-cell table:formula="of:=[.E19]*[.I28]" office:value-type="float" office:value="0" calcext:value-type="float">
            <text:p>0</text:p>
          </table:table-cell>
          <table:table-cell table:formula="of:=SUM([.H19:.I19])*[.B19]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ylinder</text:p>
          </table:table-cell>
          <table:table-cell table:formula="of:=[.F11]+[.F14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1]*[.B21]" office:value-type="float" office:value="18" calcext:value-type="float">
            <text:p>18</text:p>
          </table:table-cell>
          <table:table-cell table:style-name="ce4"/>
          <table:table-cell table:style-name="ce4" table:formula="of:=[.E21]*[.H22]" office:value-type="float" office:value="144" calcext:value-type="float">
            <text:p>144</text:p>
          </table:table-cell>
          <table:table-cell table:formula="of:=[.E21]*[.I22]" office:value-type="float" office:value="0" calcext:value-type="float">
            <text:p>0</text:p>
          </table:table-cell>
          <table:table-cell table:formula="of:=SUM([.H21:.I21])*[.B21]" office:value-type="float" office:value="864" calcext:value-type="float">
            <text:p>86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formula="of:=[.F12]+[.F15]+[.F21]"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office:value-type="float" office:value="3" calcext:value-type="float">
            <text:p>3</text:p>
          </table:table-cell>
          <table:table-cell table:formula="of:=[.E22]*[.B22]" office:value-type="float" office:value="72" calcext:value-type="float">
            <text:p>72</text:p>
          </table:table-cell>
          <table:table-cell table:style-name="ce4"/>
          <table:table-cell table:style-name="ce4" table:formula="of:=[.E22]*[.H28]" office:value-type="float" office:value="48" calcext:value-type="float">
            <text:p>48</text:p>
          </table:table-cell>
          <table:table-cell table:formula="of:=[.E22]*[.I28]" office:value-type="float" office:value="0" calcext:value-type="float">
            <text:p>0</text:p>
          </table:table-cell>
          <table:table-cell table:formula="of:=SUM([.H22:.I22])*[.B22]" office:value-type="float" office:value="1152" calcext:value-type="float">
            <text:p>115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nel</text:p>
          </table:table-cell>
          <table:table-cell table:formula="of:=[.F4]+[.F9]+[.F13]+[.F31]"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lan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24]*[.E24]" office:value-type="float" office:value="63" calcext:value-type="float">
            <text:p>63</text:p>
          </table:table-cell>
          <table:table-cell table:style-name="ce4"/>
          <table:table-cell table:style-name="ce4" table:formula="of:=[.E24]*[.H25]" office:value-type="float" office:value="0" calcext:value-type="float">
            <text:p>0</text:p>
          </table:table-cell>
          <table:table-cell table:formula="of:=[.E24]*[.I25]" office:value-type="float" office:value="81" calcext:value-type="float">
            <text:p>81</text:p>
          </table:table-cell>
          <table:table-cell table:formula="of:=SUM([.H24:.I24])*[.B24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formula="of:=[.F24]" office:value-type="float" office:value="63" calcext:value-type="float">
            <text:p>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table:formula="of:=[.B25]*[.E25]" office:value-type="float" office:value="189" calcext:value-type="float">
            <text:p>189</text:p>
          </table:table-cell>
          <table:table-cell/>
          <table:table-cell table:formula="of:=[.E25]*[.H26]" office:value-type="float" office:value="0" calcext:value-type="float">
            <text:p>0</text:p>
          </table:table-cell>
          <table:table-cell table:formula="of:=[.E25]*[.I26]" office:value-type="float" office:value="27" calcext:value-type="float">
            <text:p>27</text:p>
          </table:table-cell>
          <table:table-cell table:formula="of:=SUM([.H25:.I25])*[.B25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wood</text:p>
          </table:table-cell>
          <table:table-cell table:formula="of:=[.F25]" office:value-type="float" office:value="189" calcext:value-type="float">
            <text:p>189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6]*[.B26]" office:value-type="float" office:value="567" calcext:value-type="float">
            <text:p>567</text:p>
          </table:table-cell>
          <table:table-cell table:style-name="ce4"/>
          <table:table-cell table:style-name="ce4" table:formula="of:=[.E26]*[.H27]" office:value-type="float" office:value="0" calcext:value-type="float">
            <text:p>0</text:p>
          </table:table-cell>
          <table:table-cell table:formula="of:=[.E26]*[.I27]" office:value-type="float" office:value="9" calcext:value-type="float">
            <text:p>9</text:p>
          </table:table-cell>
          <table:table-cell table:formula="of:=SUM([.H26:.I26])*[.B26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formula="of:=[.F26]+[.F16]" office:value-type="float" office:value="569" calcext:value-type="float">
            <text:p>569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saplin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7]*[.B27]" office:value-type="float" office:value="1707" calcext:value-type="float">
            <text:p>170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formula="of:=[.E27]" office:value-type="float" office:value="3" calcext:value-type="float">
            <text:p>3</text:p>
          </table:table-cell>
          <table:table-cell table:formula="of:=SUM([.H27:.I27])*[.B27]" office:value-type="float" office:value="1707" calcext:value-type="float">
            <text:p>17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etal</text:p>
          </table:table-cell>
          <table:table-cell table:formula="of:=[.F17]+[.F19]+[.F22]"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28]*[.B28]" office:value-type="float" office:value="392" calcext:value-type="float">
            <text:p>392</text:p>
          </table:table-cell>
          <table:table-cell table:style-name="ce4"/>
          <table:table-cell table:style-name="ce4" table:formula="of:=[.E28]*[.H29]" office:value-type="float" office:value="16" calcext:value-type="float">
            <text:p>16</text:p>
          </table:table-cell>
          <table:table-cell table:formula="of:=[.E28]*[.I29]" office:value-type="float" office:value="0" calcext:value-type="float">
            <text:p>0</text:p>
          </table:table-cell>
          <table:table-cell table:formula="of:=SUM([.H28:.I28])*[.B28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formula="of:=[.F28]" office:value-type="float" office:value="392" calcext:value-type="float">
            <text:p>392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dirt</text:p>
          </table:table-cell>
          <table:table-cell office:value-type="float" office:value="4" calcext:value-type="float">
            <text:p>4</text:p>
          </table:table-cell>
          <table:table-cell table:formula="of:=[.E29]*[.B29]" office:value-type="float" office:value="1568" calcext:value-type="float">
            <text:p>1568</text:p>
          </table:table-cell>
          <table:table-cell/>
          <table:table-cell table:formula="of:=[.E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H29:.I29])*[.B29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ame</text:p>
          </table:table-cell>
          <table:table-cell office:value-type="float" office:value="4" calcext:value-type="float">
            <text:p>4</text:p>
          </table:table-cell>
          <table:table-cell table:formula="of:=[.B31]*2 + 2" office:value-type="float" office:value="8" calcext:value-type="float">
            <text:p>8</text:p>
          </table:table-cell>
          <table:table-cell/>
          <table:table-cell table:formula="of:=([.F31]/[.B31])*[.H24]" office:value-type="float" office:value="0" calcext:value-type="float">
            <text:p>0</text:p>
          </table:table-cell>
          <table:table-cell table:formula="of:=([.F31]/[.B31])*[.I24]" office:value-type="float" office:value="216" calcext:value-type="float">
            <text:p>216</text:p>
          </table:table-cell>
          <table:table-cell table:formula="of:=SUM([.H31:.I31])*[.B31]" office:value-type="float" office:value="648" calcext:value-type="float">
            <text:p>64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[.F27]+[.F29]" office:value-type="float" office:value="3275" calcext:value-type="float">
            <text:p>327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[.J2]+[.J31]" office:value-type="float" office:value="3275" calcext:value-type="float">
            <text:p>3275</text:p>
          </table:table-cell>
          <table:table-cell table:number-columns-repeated="2"/>
          <table:table-cell table:style-name="ce6" table:formula="of:=([.H2])/([.I2]+[.J31])" office:value-type="float" office:value="0.918570591681312" calcext:value-type="float">
            <text:p>0.9186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pli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junk x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ighligh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ouseover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~25 sprites</text:p>
          </table:table-cell>
          <table:table-cell/>
          <table:table-cell table:style-name="Default"/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127" calcext:value-type="float">
            <text:p>127</text:p>
          </table:table-cell>
          <table:table-cell table:style-name="ce3" table:formula="of:=[.B50]/[.B$64]" office:value-type="percentage" office:value="0.340482573726542" calcext:value-type="percentage">
            <text:p>34.05%</text:p>
          </table:table-cell>
          <table:table-cell office:value-type="float" office:value="1" calcext:value-type="float">
            <text:p>1</text:p>
          </table:table-cell>
          <table:table-cell table:formula="of:=[.D50]*[.C50]" office:value-type="float" office:value="0.340482573726542" calcext:value-type="float">
            <text:p>0.34048257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0" calcext:value-type="float">
            <text:p>30</text:p>
          </table:table-cell>
          <table:table-cell table:style-name="ce3" table:formula="of:=[.B51]/[.B$64]" office:value-type="percentage" office:value="0.0804289544235925" calcext:value-type="percentage">
            <text:p>8.04%</text:p>
          </table:table-cell>
          <table:table-cell office:value-type="float" office:value="4" calcext:value-type="float">
            <text:p>4</text:p>
          </table:table-cell>
          <table:table-cell table:formula="of:=[.D51]*[.C51]" office:value-type="float" office:value="0.32171581769437" calcext:value-type="float">
            <text:p>0.32171581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style-name="ce3" table:formula="of:=[.B52]/[.B$64]" office:value-type="percentage" office:value="0.0187667560321716" calcext:value-type="percentage">
            <text:p>1.88%</text:p>
          </table:table-cell>
          <table:table-cell office:value-type="float" office:value="16" calcext:value-type="float">
            <text:p>16</text:p>
          </table:table-cell>
          <table:table-cell table:formula="of:=[.D52]*[.C52]" office:value-type="float" office:value="0.300268096514745" calcext:value-type="float">
            <text:p>0.3002680965</text:p>
          </table:table-cell>
          <table:table-cell table:number-columns-repeated="19"/>
        </table:table-row>
        <table:table-row table:style-name="ro1">
          <table:table-cell/>
          <table:table-cell table:formula="of:=[.B50]+[.B51]+[.B52]" office:value-type="float" office:value="164" calcext:value-type="float">
            <text:p>164</text:p>
          </table:table-cell>
          <table:table-cell table:style-name="ce3" table:formula="of:=SUM([.C50:.C52])" office:value-type="percentage" office:value="0.439678284182306" calcext:value-type="percentage">
            <text:p>43.97%</text:p>
          </table:table-cell>
          <table:table-cell/>
          <table:table-cell table:formula="of:=[.E50]+[.E51]+[.E52]" office:value-type="float" office:value="0.962466487935657" calcext:value-type="float">
            <text:p>0.9624664879</text:p>
          </table:table-cell>
          <table:table-cell/>
          <table:table-cell table:formula="of:=[.H2]/[.E53]" office:value-type="float" office:value="1629.14763231198" calcext:value-type="float">
            <text:p>1629.14763231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96" calcext:value-type="float">
            <text:p>96</text:p>
          </table:table-cell>
          <table:table-cell table:style-name="ce3" table:formula="of:=[.B55]/[.B$64]" office:value-type="percentage" office:value="0.257372654155496" calcext:value-type="percentage">
            <text:p>25.74%</text:p>
          </table:table-cell>
          <table:table-cell office:value-type="float" office:value="1" calcext:value-type="float">
            <text:p>1</text:p>
          </table:table-cell>
          <table:table-cell table:formula="of:=[.D55]*[.C55]" office:value-type="float" office:value="0.257372654155496" calcext:value-type="float">
            <text:p>0.25737265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28" calcext:value-type="float">
            <text:p>28</text:p>
          </table:table-cell>
          <table:table-cell table:style-name="ce3" table:formula="of:=[.B56]/[.B$64]" office:value-type="percentage" office:value="0.0750670241286863" calcext:value-type="percentage">
            <text:p>7.51%</text:p>
          </table:table-cell>
          <table:table-cell office:value-type="float" office:value="3" calcext:value-type="float">
            <text:p>3</text:p>
          </table:table-cell>
          <table:table-cell table:formula="of:=[.D56]*[.C56]" office:value-type="float" office:value="0.225201072386059" calcext:value-type="float">
            <text:p>0.2252010724</text:p>
          </table:table-cell>
          <table:table-cell table:number-columns-repeated="4"/>
          <table:table-cell table:formula="of:=[.B53]*[.E53]/([.B60]*[.E60])" office:value-type="float" office:value="0.92280685255717" calcext:value-type="float">
            <text:p>0.9228068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0" calcext:value-type="float">
            <text:p>10</text:p>
          </table:table-cell>
          <table:table-cell table:style-name="ce3" table:formula="of:=[.B57]/[.B$64]" office:value-type="percentage" office:value="0.0268096514745308" calcext:value-type="percentage">
            <text:p>2.68%</text:p>
          </table:table-cell>
          <table:table-cell office:value-type="float" office:value="9" calcext:value-type="float">
            <text:p>9</text:p>
          </table:table-cell>
          <table:table-cell table:formula="of:=[.D57]*[.C57]" office:value-type="float" office:value="0.241286863270777" calcext:value-type="float">
            <text:p>0.24128686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4" calcext:value-type="float">
            <text:p>4</text:p>
          </table:table-cell>
          <table:table-cell table:style-name="ce3" table:formula="of:=[.B58]/[.B$64]" office:value-type="percentage" office:value="0.0107238605898123" calcext:value-type="percentage">
            <text:p>1.07%</text:p>
          </table:table-cell>
          <table:table-cell office:value-type="float" office:value="27" calcext:value-type="float">
            <text:p>27</text:p>
          </table:table-cell>
          <table:table-cell table:formula="of:=[.D58]*[.C58]" office:value-type="float" office:value="0.289544235924933" calcext:value-type="float">
            <text:p>0.28954423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1" calcext:value-type="float">
            <text:p>1</text:p>
          </table:table-cell>
          <table:table-cell table:style-name="ce3" table:formula="of:=[.B59]/[.B$64]" office:value-type="percentage" office:value="0.00268096514745308" calcext:value-type="percentage">
            <text:p>0.27%</text:p>
          </table:table-cell>
          <table:table-cell office:value-type="float" office:value="81" calcext:value-type="float">
            <text:p>81</text:p>
          </table:table-cell>
          <table:table-cell table:formula="of:=[.D59]*[.C59]" office:value-type="float" office:value="0.2171581769437" calcext:value-type="float">
            <text:p>0.2171581769</text:p>
          </table:table-cell>
          <table:table-cell table:number-columns-repeated="19"/>
        </table:table-row>
        <table:table-row table:style-name="ro1">
          <table:table-cell/>
          <table:table-cell table:formula="of:=[.B55]+[.B56]+[.B57]+[.B58]+[.B59]" office:value-type="float" office:value="139" calcext:value-type="float">
            <text:p>139</text:p>
          </table:table-cell>
          <table:table-cell table:style-name="ce3" table:formula="of:=SUM([.C55:.C59])" office:value-type="percentage" office:value="0.372654155495979" calcext:value-type="percentage">
            <text:p>37.27%</text:p>
          </table:table-cell>
          <table:table-cell/>
          <table:table-cell table:formula="of:=SUM([.E55:.E59])" office:value-type="float" office:value="1.23056300268097" calcext:value-type="float">
            <text:p>1.2305630027</text:p>
          </table:table-cell>
          <table:table-cell/>
          <table:table-cell table:formula="of:=([.I2]+[.J31])/[.E60]" office:value-type="float" office:value="1387.16993464052" calcext:value-type="float">
            <text:p>1387.169934640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~hours to be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9" calcext:value-type="float">
            <text:p>19</text:p>
          </table:table-cell>
          <table:table-cell table:style-name="ce3" table:formula="of:=[.B62]/[.B$64]" office:value-type="percentage" office:value="0.0509383378016086" calcext:value-type="percentage">
            <text:p>5.09%</text:p>
          </table:table-cell>
          <table:table-cell/>
          <table:table-cell table:formula="of:=[.C62]*[.G62]" office:value-type="float" office:value="153.646203142353" calcext:value-type="float">
            <text:p>153.6462031424</text:p>
          </table:table-cell>
          <table:table-cell/>
          <table:table-cell table:formula="of:=[.G53]+[.G60]" office:value-type="float" office:value="3016.3175669525" calcext:value-type="float">
            <text:p>3016.3175669525</text:p>
          </table:table-cell>
          <table:table-cell/>
          <table:table-cell table:formula="of:=[.G62]*3/60/60" office:value-type="float" office:value="2.51359797246042" calcext:value-type="float">
            <text:p>2.51359797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k</text:p>
          </table:table-cell>
          <table:table-cell office:value-type="float" office:value="51" calcext:value-type="float">
            <text:p>51</text:p>
          </table:table-cell>
          <table:table-cell table:style-name="ce3" table:formula="of:=[.B63]/[.B$64]" office:value-type="percentage" office:value="0.136729222520107" calcext:value-type="percentage">
            <text:p>13.67%</text:p>
          </table:table-cell>
          <table:table-cell/>
          <table:table-cell table:formula="of:=[.C63]/3*[.G62]" office:value-type="float" office:value="137.472918601052" calcext:value-type="float">
            <text:p>137.4729186011</text:p>
          </table:table-cell>
          <table:table-cell table:number-columns-repeated="19"/>
        </table:table-row>
        <table:table-row table:style-name="ro1">
          <table:table-cell/>
          <table:table-cell table:formula="of:=[.B63]+[.B62]+[.B60]+[.B53]" office:value-type="float" office:value="373" calcext:value-type="float">
            <text:p>373</text:p>
          </table:table-cell>
          <table:table-cell table:style-name="ce3" table:formula="of:=[.C53]+[.C60]+[.C62]+[.C63]" office:value-type="percentage" office:value="1" calcext:value-type="percentage">
            <text:p>100.00%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00-00-00</text:date>, <text:time style:data-style-name="N2" text:time-value="11:29:53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3:24:21.613000000</meta:creation-date>
    <dc:date>2016-10-31T16:08:33.406000000</dc:date>
    <meta:editing-duration>PT6H36M59S</meta:editing-duration>
    <meta:editing-cycles>11</meta:editing-cycles>
    <meta:generator>LibreOffice/4.4.4.3$Windows_x86 LibreOffice_project/2c39ebcf046445232b798108aa8a7e7d89552ea8</meta:generator>
    <meta:document-statistic meta:table-count="1" meta:cell-count="347" meta:object-count="0"/>
  </office:meta>
</office:document-meta>
</file>